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in Line A</text:p>
          </table:table-cell>
          <table:table-cell office:value-type="string" calcext:value-type="string">
            <text:p>Pin Line B</text:p>
          </table:table-cell>
          <table:table-cell table:number-columns-repeated="3"/>
          <table:table-cell office:value-type="string" calcext:value-type="string">
            <text:p>PIN I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gen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eon Gre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on Yellow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Forest Green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Extra key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Khaki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Pale Blue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ale Yellow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; ;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 “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dome li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Shif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Shif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CTR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AL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 Ba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ALT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ft Edge AL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 Edge Al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 LED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LED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03:08:22.294624556</meta:creation-date>
    <dc:date>2020-09-13T05:19:45.043209213</dc:date>
    <meta:editing-duration>PT8M42S</meta:editing-duration>
    <meta:editing-cycles>1</meta:editing-cycles>
    <meta:document-statistic meta:table-count="1" meta:cell-count="226" meta:object-count="0"/>
    <meta:generator>LibreOffice/7.0.1.2$Linux_X86_64 LibreOffice_project/00$Build-2</meta:generator>
  </office:meta>
</office:document-meta>
</file>